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c416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5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6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17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18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0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2e0e3e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2f8e60"/>
    </style:style>
    <style:style style:name="P24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2e0e3e"/>
    </style:style>
    <style:style style:name="P25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2f8e60"/>
    </style:style>
    <style:style style:name="P26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style:font-name="Times" fo:font-size="12pt" officeooo:paragraph-rsid="0031ed8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2f8e60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01346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31ed8b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05cf3f" style:font-style-asian="italic" style:font-style-complex="italic"/>
    </style:style>
    <style:style style:name="T15" style:family="text">
      <style:text-properties fo:font-style="italic" officeooo:rsid="0004fc40" style:font-style-asian="italic" style:font-style-complex="italic"/>
    </style:style>
    <style:style style:name="T16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5cf3f" style:font-weight-asian="bold" style:font-weight-complex="bold"/>
    </style:style>
    <style:style style:name="T25" style:family="text">
      <style:text-properties fo:font-weight="bold" officeooo:rsid="0004fc40" style:font-weight-asian="bold" style:font-weight-complex="bold"/>
    </style:style>
    <style:style style:name="T26" style:family="text">
      <style:text-properties fo:font-weight="bold" officeooo:rsid="000c4160" style:font-weight-asian="bold" style:font-weight-complex="bold"/>
    </style:style>
    <style:style style:name="T27" style:family="text">
      <style:text-properties fo:font-weight="bold" officeooo:rsid="00121d8a" style:font-weight-asian="bold" style:font-weight-complex="bold"/>
    </style:style>
    <style:style style:name="T28" style:family="text">
      <style:text-properties fo:color="#00615e" fo:font-size="18pt" style:text-underline-style="solid" style:text-underline-width="auto" style:text-underline-color="font-color" fo:font-weight="bold"/>
    </style:style>
    <style:style style:name="T29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0" style:family="text">
      <style:text-properties officeooo:rsid="0004fc40"/>
    </style:style>
    <style:style style:name="T31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2f8e60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31ed8b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320b89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f8e6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301346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1ed8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20b8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f8e6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20b8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20b89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style:font-style-asian="normal" style:font-style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c4160" style:font-weight-asian="normal" style:font-weight-complex="normal"/>
    </style:style>
    <style:style style:name="T61" style:family="text">
      <style:text-properties fo:font-weight="normal" officeooo:rsid="00121d8a" style:font-weight-asian="normal" style:font-weight-complex="normal"/>
    </style:style>
    <style:style style:name="T62" style:family="text">
      <style:text-properties fo:font-weight="normal" officeooo:rsid="00129878" style:font-weight-asian="normal" style:font-weight-complex="normal"/>
    </style:style>
    <style:style style:name="T63" style:family="text">
      <style:text-properties fo:font-weight="normal" officeooo:rsid="00174cb8" style:font-weight-asian="normal" style:font-weight-complex="normal"/>
    </style:style>
    <style:style style:name="T64" style:family="text">
      <style:text-properties officeooo:rsid="0005cf3f"/>
    </style:style>
    <style:style style:name="T65" style:family="text">
      <style:text-properties officeooo:rsid="00121d8a"/>
    </style:style>
    <style:style style:name="T66" style:family="text">
      <style:text-properties officeooo:rsid="0014cd6a"/>
    </style:style>
    <style:style style:name="T67" style:family="text">
      <style:text-properties officeooo:rsid="0015b37e"/>
    </style:style>
    <style:style style:name="T68" style:family="text">
      <style:text-properties officeooo:rsid="00174cb8"/>
    </style:style>
    <style:style style:name="T69" style:family="text">
      <style:text-properties officeooo:rsid="002e0e3e"/>
    </style:style>
    <style:style style:name="T70" style:family="text">
      <style:text-properties officeooo:rsid="002f8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4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5">Iniziare partita</text:p>
      <text:p text:style-name="P16">iniziaCreazionePartita(porta, parolaChiave)</text:p>
      <text:p text:style-name="P2"><text:span text:style-name="T22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2">Postcondizioni</text:span>: viene creato un oggetto <text:span text:style-name="T4">Server</text:span> con attributi pari ai parametri dell’operazione.</text:p>
      <text:p text:style-name="P2"/>
      <text:p text:style-name="P16">creaPartita(robodromo, nMaxGiocatori, nRobotPerGiocatore, condizioneFinePartita, upgradeInizialiSiONo)</text:p>
      <text:p text:style-name="P2"><text:span text:style-name="T22">Precondizioni: </text:span>esiste un oggetto <text:span text:style-name="T4">Server </text:span><text:span text:style-name="T22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2">primo, primi3, tutti</text:span>, <text:span text:style-name="T4">upgradeInizialiSiONo</text:span> è <text:span text:style-name="T22">sì</text:span> oppure <text:span text:style-name="T22">no</text:span>.</text:p>
      <text:p text:style-name="P2"/>
      <text:p text:style-name="P2"><text:span text:style-name="T22">Postcondizioni</text:span>: viene creato un oggetto <text:span text:style-name="T4">Partita </text:span><text:span text:style-name="T22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2">no.</text:span></text:p>
      <text:p text:style-name="P2"><text:span text:style-name="T22">P </text:span>viene associata al <text:span text:style-name="T4">Server</text:span> <text:span text:style-name="T22">S</text:span>.</text:p>
      <text:p text:style-name="P2">Il <text:span text:style-name="T4">Manager</text:span> <text:span text:style-name="T22">M</text:span> <text:span text:style-name="T4">crea</text:span> <text:span text:style-name="T22">P</text:span>.</text:p>
      <text:p text:style-name="P2"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P</text:span> <text:span text:style-name="T4">ha</text:span> <text:span text:style-name="T22">R</text:span>.</text:p>
      <text:p text:style-name="P2">Vengono creati <text:span text:style-name="T4">n</text:span> (vedi <text:span text:style-name="T22">regole di business</text:span>) <text:span text:style-name="T4">Robot</text:span> <text:span text:style-name="T4">disponibili in </text:span><text:span text:style-name="T22">P</text:span> con <text:span text:style-name="T4">nome </text:span>e <text:span text:style-name="T4">colore</text:span> come da <text:span text:style-name="T22">regole di business</text:span>.</text:p>
      <text:p text:style-name="P16">avvi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 </text:span>i <text:span text:style-name="T4">partecipanti</text:span> di <text:span text:style-name="T22">P </text:span>sono almeno 2 e non più di <text:span text:style-name="T4">nMaxGiocatori </text:span>di <text:span text:style-name="T22">P</text:span>. Sul <text:span text:style-name="T4">Robodromo </text:span>di <text:span text:style-name="T22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2">P </text:span><text:span text:style-name="T4">controlla</text:span> al massimo <text:span text:style-name="T4">nRobotPerGiocatore</text:span> di <text:span text:style-name="T22">P</text:span>.</text:p>
      <text:p text:style-name="P8">Postcondizioni:</text:p>
      <text:p text:style-name="P2">L’attributo <text:span text:style-name="T4">avviataSiONo </text:span><text:s/>di <text:span text:style-name="T22">P</text:span> viene impostato a <text:span text:style-name="T22">sì</text:span>.</text:p>
      <text:p text:style-name="P2">Se <text:span text:style-name="T4">upgradeInizialiSiONo </text:span>in <text:span text:style-name="T22">P</text:span> è pari a <text:span text:style-name="T22">sì</text:span>, l’attributo <text:span text:style-name="T4">upgrade </text:span>di ciascun <text:span text:style-name="T4">RobotInPartita</text:span> viene assegnato come da <text:span text:style-name="T22">regole di business. </text:span></text:p>
      <text:p text:style-name="P16"><text:soft-page-break/>annull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</text:span> </text:p>
      <text:p text:style-name="P2"><text:span text:style-name="T22">Postcondizioni: </text:span>Vengono eliminati: l’oggetto<text:span text:style-name="T22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2">P</text:span>, le <text:span text:style-name="T4">Richieste di Partecipazione</text:span> <text:span text:style-name="T4">relative </text:span>a <text:span text:style-name="T22">P</text:span>, e tutte le altre associazioni di <text:span text:style-name="T22">P</text:span>.</text:p>
      <text:p text:style-name="P15">Gestire richieste di partecipazione</text:p>
      <text:p text:style-name="P16">accettaRichiesta(richiesta, robot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2">P</text:span>.</text:p>
      <text:p text:style-name="P8">Postcondizioni:</text:p>
      <text:p text:style-name="P2">Ciascun <text:span text:style-name="T4">Robot </text:span><text:span text:style-name="T22">Rb</text:span><text:span text:style-name="T4"> </text:span>nella lista <text:span text:style-name="T4">robot</text:span> <text:span text:style-name="T4">gareggia sul Robodromo </text:span><text:span text:style-name="T22">R</text:span> associato a <text:span text:style-name="T22">P</text:span> con <text:span text:style-name="T4">dockDiPartenza</text:span> assegnato come da <text:span text:style-name="T22">regole di business</text:span> e <text:span text:style-name="T22">Rb</text:span> non è più <text:span text:style-name="T4">disponibile in </text:span><text:span text:style-name="T22">P</text:span>. </text:p>
      <text:p text:style-name="P2">Il <text:span text:style-name="T4">Giocatore</text:span> <text:span text:style-name="T22">G</text:span> <text:span text:style-name="T4">partecipa </text:span>a<text:span text:style-name="T4"> </text:span><text:span text:style-name="T22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2">sì</text:span>.</text:p>
      <text:p text:style-name="P2"/>
      <text:p text:style-name="P2"/>
      <text:p text:style-name="P16">rifiutaRichiesta(richiesta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8">Postcondizioni:</text:p>
      <text:p text:style-name="P2">L’attributo <text:span text:style-name="T4">accettataSiONo</text:span> di <text:span text:style-name="T4">richiesta</text:span> viene impostato a <text:span text:style-name="T22">no</text:span>.</text:p>
      <text:p text:style-name="P8"/>
      <text:p text:style-name="P2"/>
      <text:p text:style-name="P14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5"><text:soft-page-break/>Allenarsi </text:p>
      <text:p text:style-name="P16">iniziaAllenamento()</text:p>
      <text:p text:style-name="P2"><text:span text:style-name="T22">Precondizioni: </text:span><text:span text:style-name="T4"><text:s/></text:span><text:span text:style-name="T22">G </text:span>vuole iniziare un nuovo <text:span text:style-name="T4">Allenamento </text:span><text:span text:style-name="T22">A.</text:span></text:p>
      <text:p text:style-name="P2"><text:span text:style-name="T22">Postcondizioni: </text:span>Viene creato un oggetto <text:span text:style-name="T4">Allenamento </text:span><text:span text:style-name="T22">A . <text:s/></text:span>viene creato un oggetto <text:s text:c="2"/><text:span text:style-name="T4">Robot In Allenamento </text:span><text:span text:style-name="T22">RA.</text:span></text:p>
      <text:p text:style-name="P2"/>
      <text:p text:style-name="P16">sceltaRobodromo(robodromo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 </text:span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A</text:span> <text:span text:style-name="T4">ha</text:span> <text:span text:style-name="T22">R</text:span>.</text:p>
      <text:p text:style-name="P9"/>
      <text:p text:style-name="P9"/>
      <text:p text:style-name="P16">richiediPoolIstruzioni(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</text:span><text:span text:style-name="T6"> </text:span>Vengono creati <text:span text:style-name="T4">n</text:span> oggetti <text:span text:style-name="T4">scheda Istruzione </text:span>e vengono resi visibili a <text:span text:style-name="T22">G.</text:span></text:p>
      <text:p text:style-name="P16"/>
      <text:p text:style-name="P16">creaProgramma()</text:p>
      <text:p text:style-name="P2"><text:span text:style-name="T22">Precondizioni: </text:span>-</text:p>
      <text:p text:style-name="P2"><text:span text:style-name="T22">Postcondizioni:</text:span><text:span text:style-name="T6"> </text:span>viene creato un oggetto <text:span text:style-name="T4">Programma</text:span> <text:span text:style-name="T22">P </text:span>posseduto da <text:s/><text:span text:style-name="T4">Robot In Allenamento </text:span><text:span text:style-name="T22">RA. </text:span></text:p>
      <text:p text:style-name="P16">aggiugi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9"/>
      <text:p text:style-name="P16">elimina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9"/>
      <text:p text:style-name="P16"><text:soft-page-break/>modificaOrdine(scheda1, scheda2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1, scheda2</text:span> sono <text:span text:style-name="T4">scheda Istruzione</text:span></text:p>
      <text:p text:style-name="P2"><text:span text:style-name="T22">Postcondizioni:</text:span><text:span text:style-name="T6"> </text:span><text:span text:style-name="T4">scheda1, scheda2 </text:span>vengono scambiate di ordine in <text:span text:style-name="T22">P. </text:span><text:span text:style-name="T4">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9"/>
      <text:p text:style-name="P16">posizionaRobot(pos)</text:p>
      <text:p text:style-name="P2"><text:span text:style-name="T22">Precondizioni: </text:span>Esiste <text:span text:style-name="T4">Robot In Allenamento </text:span><text:span text:style-name="T22">RA.</text:span></text:p>
      <text:p text:style-name="P2">Pos è una posizione sul robodromo.</text:p>
      <text:p text:style-name="P2"><text:span text:style-name="T22">Postcondizioni:</text:span><text:span text:style-name="T6"> <text:s/></text:span>l’attributo<text:span text:style-name="T4"> posizioneInizialeSulRobodromo</text:span> di <text:span text:style-name="T22">RA</text:span> viene modificato con il parametro <text:span text:style-name="T4">pos</text:span>.</text:p>
      <text:p text:style-name="P2"/>
      <text:p text:style-name="P16">eseguiProgramma(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NO, </text:span>esiste <text:span text:style-name="T4">Robot In Allenamento </text:span><text:span text:style-name="T22">RA </text:span>che <text:span text:style-name="T4">possiede </text:span>un <text:span text:style-name="T4">programma</text:span> <text:span text:style-name="T22">P </text:span>con l’attributo <text:span text:style-name="T4">InEsecuzioneSiONo</text:span> = <text:span text:style-name="T22">NO</text:span>.</text:p>
      <text:p text:style-name="P8">Postcondizioni</text:p>
      <text:p text:style-name="P2">Viene creata un’associazione <text:span text:style-name="T4">corrente </text:span>tra <text:span text:style-name="T22">P </text:span>e una <text:span text:style-name="T4">scheda istruzione.</text:span></text:p>
      <text:p text:style-name="P2">L’attributo <text:s/><text:span text:style-name="T4">InEsecuzioneSiONo</text:span> di <text:span text:style-name="T22">P</text:span> viene impostato a <text:span text:style-name="T22">SI</text:span>. </text:p>
      <text:p text:style-name="P2"/>
      <text:p text:style-name="P16">metteInPausa()</text:p>
      <text:p text:style-name="P2"><text:span text:style-name="T22">Precondizioni: </text:span>Esiste un Allenamento <text:span text:style-name="T22">A</text:span> che ha l’attributo <text:span text:style-name="T4">inPausaSiONo</text:span> = <text:span text:style-name="T22">NO. </text:span>Esiste un <text:span text:style-name="T4">programma </text:span><text:span text:style-name="T22">P <text:s/></text:span>con l’attributo <text:span text:style-name="T4">InEsecuzioneSiONo</text:span> = <text:span text:style-name="T22">SI</text:span>.</text:p>
      <text:p text:style-name="P2"><text:span text:style-name="T22">Postcondizioni</text:span>: L’attributo <text:s/><text:span text:style-name="T4">inPausaSiONo</text:span> di <text:span text:style-name="T22">A</text:span> viene impostato a <text:span text:style-name="T22">SI</text:span> . L’attributo <text:span text:style-name="T4">InEsecuzioneSiONo</text:span> <text:s/>di <text:span text:style-name="T22">P</text:span> impostato a <text:span text:style-name="T22">NO.</text:span></text:p>
      <text:p text:style-name="P10"/>
      <text:p text:style-name="P16">vaiIstruzione(istruzione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pan text:style-name="T4">Istruzione </text:span><text:s/>è una <text:span text:style-name="T4">scheda Istruzione.</text:span></text:p>
      <text:p text:style-name="P2"><text:span text:style-name="T22">Postcondizioni</text:span>: la <text:span text:style-name="T4">scheda istruzione </text:span><text:span text:style-name="T22">corrente </text:span>di <text:span text:style-name="T22">P </text:span>viene modificata a <text:span text:style-name="T4">istruzione.</text:span> </text:p>
      <text:p text:style-name="P10"/>
      <text:p text:style-name="P16">resume()</text:p>
      <text:p text:style-name="P2"><text:span text:style-name="T22">Precondizioni: </text:span>Esiste un Allenamento <text:span text:style-name="T22">A </text:span>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oft-page-break/><text:span text:style-name="T22">Postcondizioni</text:span><text:span text:style-name="T6">: </text:span>L’attributo <text:span text:style-name="T4">inPausaSiONo</text:span> di <text:span text:style-name="T22">A</text:span> viene impostato a <text:span text:style-name="T22">NO</text:span>. L’attributo <text:span text:style-name="T4">InEsecuzioneSiONo</text:span> <text:s/>di <text:span text:style-name="T22">P</text:span> impostato a <text:span text:style-name="T22">SI.</text:span></text:p>
      <text:p text:style-name="P2"/>
      <text:p text:style-name="P16">terminaEsecuzione()</text:p>
      <text:p text:style-name="P2"><text:span text:style-name="T22">Precondizioni: </text:span>Esiste un Allenamento <text:span text:style-name="T22">A </text:span>ed<text:span text:style-name="T22"> </text:span>esiste<text:span text:style-name="T4"> </text:span>un <text:span text:style-name="T4">programma</text:span> <text:span text:style-name="T22">P </text:span>con l’attributo <text:span text:style-name="T4">inEsecuzioneSiONo</text:span> = <text:span text:style-name="T22">SI.</text:span></text:p>
      <text:p text:style-name="P2"><text:span text:style-name="T22">Postcondizioni</text:span><text:span text:style-name="T6">: </text:span>La lista di <text:span text:style-name="T4">stati </text:span>di <text:span text:style-name="T22">A </text:span>viene <text:s/>impostata ai valori iniziali.</text:p>
      <text:p text:style-name="P2">L’attributo <text:s/><text:span text:style-name="T4">InEsecuzioneSiONo</text:span> di <text:span text:style-name="T22">P</text:span> viene impostato a <text:span text:style-name="T22">NO. </text:span></text:p>
      <text:p text:style-name="P2"/>
      <text:p text:style-name="P16">terminaAllenamento()</text:p>
      <text:p text:style-name="P2"><text:span text:style-name="T22">Precondizioni: </text:span>Esiste<text:span text:style-name="T4"> </text:span>un <text:span text:style-name="T4">programma</text:span> <text:span text:style-name="T22">P</text:span> con l’attributo <text:span text:style-name="T4">inEsecuzioneSiONo</text:span> = <text:span text:style-name="T22">NO.</text:span></text:p>
      <text:p text:style-name="P3"><text:span text:style-name="T22">Postcondizioni</text:span><text:span text:style-name="T6">: </text:span><text:span text:style-name="T22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8">Subset #</text:span><text:span text:style-name="T29">3</text:span></text:p>
      <text:p text:style-name="P11"/>
      <text:p text:style-name="P11"><text:span text:style-name="T3">Precondizione globale</text:span>: <text:span text:style-name="T64">esiste una </text:span><text:span text:style-name="T14">partita</text:span><text:span text:style-name="T64"> avviata </text:span><text:span text:style-name="T24">P</text:span><text:span text:style-name="T64">, </text:span>esist<text:span text:style-name="T64">ono uno o più</text:span> <text:span text:style-name="T4">giocator</text:span><text:span text:style-name="T7">i</text:span> <text:span text:style-name="T23">G</text:span><text:span text:style-name="T25">(1..n)</text:span><text:span text:style-name="T30"> che partecipano a </text:span><text:span text:style-name="T25">P</text:span><text:span text:style-name="T30"> e ciascuno controlla almeno un </text:span><text:span text:style-name="T15">robot</text:span><text:span text:style-name="T30">, ciò vale </text:span>dall’inizio del caso d’uso e resta lo stesso per tutto l’UC.</text:p>
      <text:p text:style-name="P20">Giocare</text:p>
      <text:p text:style-name="P25"><text:span text:style-name="T70">iniziaPartita</text:span>()</text:p>
      <text:p text:style-name="P23"><text:span text:style-name="T22">Precondizioni:</text:span><text:span text:style-name="T59"> </text:span><text:span text:style-name="T52">ogni robot del giocatore è stato programmato.</text:span></text:p>
      <text:p text:style-name="P26"><text:span text:style-name="T36">Postcondizioni:</text:span><text:span text:style-name="T9"> </text:span><text:span text:style-name="T39">l'attributo</text:span><text:span text:style-name="T40"> </text:span><text:span text:style-name="T13">prontoSiONo</text:span><text:span text:style-name="T10"> </text:span><text:span text:style-name="T39">d</text:span><text:span text:style-name="T43">el giocatore</text:span><text:span text:style-name="T32"> </text:span><text:span text:style-name="T39">viene settato a </text:span><text:span text:style-name="T32">SI</text:span><text:span text:style-name="T37">.</text:span></text:p>
      <text:p text:style-name="P12"/>
      <text:p text:style-name="P17"><text:span text:style-name="T65">programmaRegistro</text:span>(<text:span text:style-name="T65">robot, registro, scheda</text:span>)</text:p>
      <text:p text:style-name="P4"><text:span text:style-name="T22">Precondizioni: </text:span><text:span text:style-name="T60">il giocatore ha un </text:span><text:span text:style-name="T16">robot</text:span><text:span text:style-name="T60"> </text:span><text:span text:style-name="T26">R</text:span><text:span text:style-name="T60"> </text:span><text:span text:style-name="T61">con un </text:span><text:span text:style-name="T17">registro</text:span><text:span text:style-name="T61"> </text:span><text:span text:style-name="T27">RE</text:span><text:span text:style-name="T61"> vuoto e non bloccato. </text:span><text:span text:style-name="T62">s</text:span><text:span text:style-name="T17">cheda </text:span><text:span text:style-name="T46">è una scheda istruzione.</text:span></text:p>
      <text:p text:style-name="P4"><text:span text:style-name="T36">Postcondizioni: </text:span><text:span text:style-name="T8">scheda</text:span><text:span text:style-name="T38"> viene assegnata a </text:span><text:span text:style-name="T31">RE</text:span><text:span text:style-name="T38">.</text:span></text:p>
      <text:p text:style-name="P13"/>
      <text:p text:style-name="P18"><text:span text:style-name="T66">spegniRobot</text:span>(<text:span text:style-name="T66">robot</text:span>)</text:p>
      <text:p text:style-name="P5"><text:span text:style-name="T22">Precondizioni:</text:span><text:span text:style-name="T59"> </text:span><text:span text:style-name="T47">l'attributo </text:span><text:span text:style-name="T18">spentoSiONo</text:span><text:span text:style-name="T47"> di </text:span><text:span text:style-name="T18">robot</text:span><text:span text:style-name="T47"> è settato a </text:span><text:span text:style-name="T54">NO</text:span><text:span text:style-name="T37">.</text:span></text:p>
      <text:p text:style-name="P6"><text:soft-page-break/><text:span text:style-name="T22">Postcondizioni</text:span><text:span text:style-name="T58">:</text:span><text:span text:style-name="T45"> </text:span><text:span text:style-name="T47">l'attributo </text:span><text:span text:style-name="T18">spentoSiONo</text:span><text:span text:style-name="T47"> di </text:span><text:span text:style-name="T18">robot</text:span><text:span text:style-name="T47"> viene assegnato a </text:span><text:span text:style-name="T54">SI</text:span><text:span text:style-name="T37">.</text:span></text:p>
      <text:p text:style-name="P6"/>
      <text:p text:style-name="P19"><text:span text:style-name="T67">attivaUpgrade</text:span>(<text:span text:style-name="T68">upgrade</text:span>)</text:p>
      <text:p text:style-name="P7"><text:span text:style-name="T22">Precondizioni:</text:span><text:span text:style-name="T59"> </text:span><text:span text:style-name="T63">il </text:span><text:span text:style-name="T19">robot</text:span><text:span text:style-name="T48"> </text:span><text:span text:style-name="T55">R</text:span><text:span text:style-name="T48"> ha attributo </text:span><text:span text:style-name="T18">spentoSiONo </text:span><text:span text:style-name="T48">= </text:span><text:span text:style-name="T55">NO</text:span><text:span text:style-name="T48"> </text:span><text:span text:style-name="T51">e </text:span><text:span text:style-name="T20">upgrade</text:span><text:span text:style-name="T49"> </text:span><text:span text:style-name="T50">ha attributo </text:span><text:span text:style-name="T21">attivatoSiONo </text:span><text:span text:style-name="T50">= </text:span><text:span text:style-name="T56">NO</text:span><text:span text:style-name="T49">.</text:span></text:p>
      <text:p text:style-name="P21"><text:span text:style-name="T36">Postcondizioni:</text:span><text:span text:style-name="T9"> </text:span><text:span text:style-name="T39">l'attributo</text:span><text:span text:style-name="T40"> </text:span><text:span text:style-name="T10">attivatoSiONo </text:span><text:span text:style-name="T39">di </text:span><text:span text:style-name="T9">upgrade</text:span><text:span text:style-name="T32"> </text:span><text:span text:style-name="T39">viene settato a </text:span><text:span text:style-name="T32">SI</text:span><text:span text:style-name="T37">.</text:span></text:p>
      <text:p text:style-name="P21"/>
      <text:p text:style-name="P24"><text:span text:style-name="T69">esciDaPartita</text:span>()</text:p>
      <text:p text:style-name="P22"><text:span text:style-name="T22">Precondizioni:</text:span><text:span text:style-name="T59"> </text:span><text:span text:style-name="T53">il giocatore </text:span><text:span text:style-name="T57">G </text:span><text:span text:style-name="T53">non ha più robot a disposizione</text:span><text:span text:style-name="T49">.</text:span></text:p>
      <text:p text:style-name="P22"><text:span text:style-name="T36">Postcondizioni:</text:span><text:span text:style-name="T9"> </text:span><text:span text:style-name="T35">G</text:span><text:span text:style-name="T44"> esce da </text:span><text:span text:style-name="T35">P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4T11:30:58.131041370</dc:date>
    <meta:editing-duration>P1DT7H55M36S</meta:editing-duration>
    <meta:editing-cycles>42</meta:editing-cycles>
    <meta:document-statistic meta:table-count="0" meta:image-count="0" meta:object-count="0" meta:page-count="6" meta:paragraph-count="107" meta:word-count="1006" meta:character-count="7227" meta:non-whitespace-character-count="6290"/>
  </office:meta>
</office:document-meta>
</file>